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Text_20_body">
      <style:text-properties fo:language="en" fo:country="US" officeooo:rsid="0006cf01" officeooo:paragraph-rsid="0006cf01"/>
    </style:style>
    <style:style style:name="T1" style:family="text">
      <style:text-properties loext:padding="0.049cm" loext:border="0.06pt solid #d9d9e3"/>
    </style:style>
    <style:style style:name="T2" style:family="text">
      <style:text-properties fo:language="en" fo:country="US" officeooo:rsid="0006cf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goritimo = DadosPessoais</text:span></text:p>
      <text:p text:style-name="P1">var </text:p>
      <text:p text:style-name="Text_20_body"><text:span text:style-name="T2"><text:tab/> nome,cidade,endereco,cpf,rg : caractere</text:span>;</text:p>
      <text:p text:style-name="Text_20_body"/>
      <text:p text:style-name="P1">escreva(“Digite seu nome”);<text:line-break/>leia(nome);<text:line-break/><text:line-break/>escreva(“Digite o nome de sua cidade”);</text:p>
      <text:p text:style-name="P1">leia(cidade);</text:p>
      <text:p text:style-name="P1">escreva(“Digite seu endereco”);</text:p>
      <text:p text:style-name="P1">leia(endereco)</text:p>
      <text:p text:style-name="P1">escreva(“Digite seu cpf”);</text:p>
      <text:p text:style-name="P1">leia(cpf)</text:p>
      <text:p text:style-name="P1">escreva(“Digite seu RG”);</text:p>
      <text:p text:style-name="P1">leia(rg)</text:p>
      <text:p text:style-name="P1"><text:line-break/># Agora exibir<text:line-break/><text:line-break/>escreva(“Dados informados”);</text:p>
      <text:p text:style-name="P1">escreva(“nome”,nome);</text:p>
      <text:p text:style-name="P1">escreva(“cidade”,cidade);</text:p>
      <text:p text:style-name="P1">escreva(“endereco”,endereco):</text:p>
      <text:p text:style-name="P1">escreva(“cpf”,cpf);</text:p>
      <text:p text:style-name="P1">escreva(“rg”,rg);</text:p>
      <text:p text:style-name="P1"/>
      <text:p text:style-name="P1">Fimalgoritim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20:42:27.924000000</meta:creation-date>
    <dc:date>2024-02-01T20:49:42.948000000</dc:date>
    <meta:editing-duration>PT7M15S</meta:editing-duration>
    <meta:editing-cycles>1</meta:editing-cycles>
    <meta:document-statistic meta:table-count="0" meta:image-count="0" meta:object-count="0" meta:page-count="1" meta:paragraph-count="18" meta:word-count="41" meta:character-count="447" meta:non-whitespace-character-count="418"/>
    <meta:generator>LibreOffice/7.5.4.2$Windows_X86_64 LibreOffice_project/36ccfdc35048b057fd9854c757a8b67ec53977b6</meta:generator>
  </office:meta>
</office:document-meta>
</file>